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Lucidasans, 'Lucida Sans', 'Arial Unicode MS'"/>
    <style:font-face style:name="Times New Roman" svg:font-family="'Times New Roman'"/>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automatic-styles>
    <style:style style:name="P1" style:family="paragraph" style:parent-style-name="Standard">
      <style:text-properties officeooo:rsid="0015c8cc" officeooo:paragraph-rsid="0015c8cc"/>
    </style:style>
    <style:style style:name="P2" style:family="paragraph" style:parent-style-name="Standard">
      <style:text-properties officeooo:rsid="00169c2e" officeooo:paragraph-rsid="00169c2e"/>
    </style:style>
    <style:style style:name="P3" style:family="paragraph" style:parent-style-name="Standard">
      <style:text-properties officeooo:rsid="0015c8cc" officeooo:paragraph-rsid="0015c8cc"/>
    </style:style>
    <style:style style:name="P4" style:family="paragraph" style:parent-style-name="Standard" style:list-style-name="L1">
      <style:text-properties officeooo:rsid="0015c8cc" officeooo:paragraph-rsid="001866b0"/>
    </style:style>
    <style:style style:name="P5" style:family="paragraph" style:parent-style-name="Standard" style:list-style-name="L1">
      <style:text-properties officeooo:rsid="00169c2e" officeooo:paragraph-rsid="00169c2e"/>
    </style:style>
    <style:style style:name="P6" style:family="paragraph" style:parent-style-name="Standard" style:list-style-name="L1">
      <style:text-properties officeooo:rsid="00169c2e" officeooo:paragraph-rsid="001866b0"/>
    </style:style>
    <style:style style:name="P7" style:family="paragraph" style:parent-style-name="Standard">
      <style:text-properties officeooo:rsid="001866b0" officeooo:paragraph-rsid="001866b0"/>
    </style:style>
    <style:style style:name="P8" style:family="paragraph" style:parent-style-name="Standard">
      <style:paragraph-properties text:number-lines="false" text:line-number="0"/>
      <style:text-properties style:font-name="FreeSerif" officeooo:paragraph-rsid="00169c2e"/>
    </style:style>
    <style:style style:name="P9" style:family="paragraph" style:parent-style-name="Heading_20_2">
      <style:text-properties style:font-name="Times" fo:font-size="12pt" style:font-size-asian="12pt" style:font-size-complex="12pt"/>
    </style:style>
    <style:style style:name="P10" style:family="paragraph" style:parent-style-name="Heading_20_1">
      <style:text-properties style:font-name="Times" fo:font-size="12pt" fo:language="en" fo:country="GB" officeooo:rsid="0015c8cc" officeooo:paragraph-rsid="0015c8cc" style:font-name-asian="HG Mincho Light J" style:font-size-asian="12pt" style:font-name-complex="Tahoma" style:font-size-complex="12pt"/>
    </style:style>
    <style:style style:name="T1" style:family="text">
      <style:text-properties officeooo:rsid="0015c8cc"/>
    </style:style>
    <style:style style:name="T2" style:family="text">
      <style:text-properties officeooo:rsid="00169c2e"/>
    </style:style>
    <style:style style:name="T3" style:family="text">
      <style:text-properties officeooo:rsid="001704aa"/>
    </style:style>
    <style:style style:name="T4" style:family="text">
      <style:text-properties officeooo:rsid="001866b0"/>
    </style:style>
    <style:style style:name="T5" style:family="text">
      <style:text-properties style:font-name="Times" fo:font-size="12pt" style:font-size-asian="12pt" style:font-size-complex="12pt"/>
    </style:style>
    <style:style style:name="T6" style:family="text">
      <style:text-properties fo:font-size="12pt" fo:font-style="italic" officeooo:rsid="00169c2e" style:font-size-asian="12pt" style:font-style-asian="italic" style:font-size-complex="12pt" style:font-style-complex="italic"/>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2">Ingredients</text:h>
      <text:section text:style-name="Sect1" text:name="Section1">
        <text:p text:style-name="P1">veal or beef, <text:span text:style-name="T4">cut into </text:span>strips</text:p>
        <text:p text:style-name="P1">salt and pepper</text:p>
        <text:p text:style-name="P1"><text:span text:style-name="T4">oil and </text:span>butter</text:p>
        <text:p text:style-name="P1">flour</text:p>
        <text:p text:style-name="P1">onion, sliced</text:p>
        <text:p text:style-name="P7">garlic</text:p>
        <text:p text:style-name="P1">German mustard</text:p>
        <text:p text:style-name="P1">mushrooms, sliced</text:p>
        <text:p text:style-name="P1">sour cream</text:p>
        <text:p text:style-name="P2">beef broth</text:p>
        <text:p text:style-name="P2">gherkins quartered lengthways</text:p>
      </text:section>
      <text:h text:style-name="Heading_20_2" text:outline-level="2"><text:span text:style-name="T5">Method</text:span></text:h>
      <text:list xml:id="list564708461227531366" text:style-name="L1">
        <text:list-item>
          <text:p text:style-name="P6"><text:span text:style-name="T1">Cut fat off </text:span>meat<text:span text:style-name="T1">, and season with salt and pepper, flour and sweet paprika.</text:span></text:p>
        </text:list-item>
        <text:list-item>
          <text:p text:style-name="P6"><text:span text:style-name="T4">F</text:span>ry <text:span text:style-name="T1">over medium heat, melt butter </text:span>and fry mushrooms.<text:line-break/>Add gherkins. Remove from pan.</text:p>
        </text:list-item>
        <text:list-item>
          <text:p text:style-name="P6">Add onions <text:span text:style-name="T4">and garlic.<text:line-break/>C</text:span>ook slowly.<text:line-break/>Remove from pan and add to meat.</text:p>
        </text:list-item>
        <text:list-item>
          <text:p text:style-name="P4">In frying pan<text:bookmark-start text:name="__DdeLink__256_703381007"/> over medium heat, melt butter <text:span text:style-name="T2">and </text:span><text:bookmark-end text:name="__DdeLink__256_703381007"/><text:span text:style-name="T2">brown meat.</text:span></text:p>
        </text:list-item>
        <text:list-item>
          <text:p text:style-name="P6"><text:span text:style-name="T4">P</text:span>our in beef broth. Bring to boil stirring constantly. <text:line-break/>Lower heat and stir in mustard.</text:p>
        </text:list-item>
        <text:list-item>
          <text:p text:style-name="P6">Add meat and onions.<text:line-break/>Cover and simmer until meat is tender (about 1 hour). </text:p>
        </text:list-item>
        <text:list-item>
          <text:p text:style-name="P5">Just before serving, add mushrooms, <text:span text:style-name="T3">gherkins </text:span>and sour cream. <text:line-break/>Heat and add salt and pepper to taste</text:p>
        </text:list-item>
      </text:list>
      <text:p text:style-name="P8"><text:span text:style-name="T6"><text:line-break/>Serve on pasta or roast potatoes, with garden sala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Lucidasans, 'Lucida Sans', 'Arial Unicode MS'"/>
    <style:font-face style:name="Times New Roman" svg:font-family="'Times New Roman'"/>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FreeSerif" fo:font-family="FreeSerif" style:font-style-name="Mittel" style:font-family-generic="roman" style:font-pitch="variable"/>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FreeSerif" fo:font-family="FreeSerif" style:font-style-name="Mittel" style:font-family-generic="roman"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fo:font-family="'Times New Roman'" style:font-name-complex="Tahoma1" style:font-family-complex="Tahoma, Lucidasans, 'Lucida Sans', 'Arial Unicode M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fo:font-size="10pt" fo:font-style="italic" style:font-size-asian="10pt" style:font-style-asian="italic" style:font-name-complex="Tahoma1"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name-complex="Tahoma1" style:font-family-complex="Tahoma, Lucidasans, 'Lucida Sans', 'Arial Unicode MS'"/>
    </style:style>
    <style:style style:name="Footnote_20_Symbol" style:display-name="Footnote Symbol" style:family="text"/>
    <style:style style:name="Numbering_20_Symbols" style:display-name="Numbering Symbols"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Times" fo:font-size="12pt" fo:language="en" fo:country="GB" officeooo:rsid="0015c8cc" officeooo:paragraph-rsid="0015c8cc" style:font-name-asian="HG Mincho Light J" style:font-size-asian="12pt" style:font-name-complex="Tahoma" style:font-size-complex="12pt"/>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text:bookmark-start text:name="__DdeLink__253_703381007"/>Stroganov<text:bookmark-end text:name="__DdeLink__253_703381007"/></text:h>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6.2$Linux_X86_64 LibreOffice_project/20m0$Build-2</meta:generator>
    <meta:creation-date>2014-06-07T18:30:14.119162325</meta:creation-date>
    <dc:language>en-AU</dc:language>
    <meta:editing-cycles>5</meta:editing-cycles>
    <meta:editing-duration>PT18M4S</meta:editing-duration>
    <meta:initial-creator>Frank Jung</meta:initial-creator>
    <dc:date>2017-04-08T12:25:35.618658172</dc:date>
    <dc:creator>Frank Jung</dc:creator>
    <meta:document-statistic meta:table-count="0" meta:image-count="0" meta:object-count="0" meta:page-count="1" meta:paragraph-count="22" meta:word-count="144" meta:character-count="801" meta:non-whitespace-character-count="682"/>
    <meta:user-defined meta:name="Info 1"/>
    <meta:user-defined meta:name="Info 2"/>
    <meta:user-defined meta:name="Info 3"/>
    <meta:user-defined meta:name="Info 4"/>
  </office:meta>
</office:document-meta>
</file>